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89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27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/>
          <table:table-cell table:formula="oooc:=[.D19]+[.B20]" office:value-type="float" office:value="221">
            <text:p>221</text:p>
          </table:table-cell>
          <table:table-cell table:formula="oooc:=[.E19]+[.C20]" office:value-type="float" office:value="295.25">
            <text:p>295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/>
          <table:table-cell table:formula="oooc:=[.D20]+[.B21]" office:value-type="float" office:value="221">
            <text:p>221</text:p>
          </table:table-cell>
          <table:table-cell table:formula="oooc:=[.E20]+[.C21]" office:value-type="float" office:value="295.25">
            <text:p>295.25</text:p>
          </table:table-cell>
          <table:table-cell table:formula="oooc:=[.D21]-[.E21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/>
          <table:table-cell table:formula="oooc:=[.D21]+[.B22]" office:value-type="float" office:value="221">
            <text:p>221</text:p>
          </table:table-cell>
          <table:table-cell table:formula="oooc:=[.E21]+[.C22]" office:value-type="float" office:value="295.25">
            <text:p>295.25</text:p>
          </table:table-cell>
          <table:table-cell table:formula="oooc:=[.D22]-[.E22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/>
          <table:table-cell table:formula="oooc:=[.D22]+[.B23]" office:value-type="float" office:value="221">
            <text:p>221</text:p>
          </table:table-cell>
          <table:table-cell table:formula="oooc:=[.E22]+[.C23]" office:value-type="float" office:value="295.25">
            <text:p>295.25</text:p>
          </table:table-cell>
          <table:table-cell table:formula="oooc:=[.D23]-[.E23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/>
          <table:table-cell table:formula="oooc:=[.D23]+[.B24]" office:value-type="float" office:value="221">
            <text:p>221</text:p>
          </table:table-cell>
          <table:table-cell table:formula="oooc:=[.E23]+[.C24]" office:value-type="float" office:value="295.25">
            <text:p>295.25</text:p>
          </table:table-cell>
          <table:table-cell table:formula="oooc:=[.D24]-[.E24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/>
          <table:table-cell table:formula="oooc:=[.D24]+[.B25]" office:value-type="float" office:value="221">
            <text:p>221</text:p>
          </table:table-cell>
          <table:table-cell table:formula="oooc:=[.E24]+[.C25]" office:value-type="float" office:value="295.25">
            <text:p>295.25</text:p>
          </table:table-cell>
          <table:table-cell table:formula="oooc:=[.D25]-[.E25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/>
          <table:table-cell table:formula="oooc:=[.D25]+[.B26]" office:value-type="float" office:value="221">
            <text:p>221</text:p>
          </table:table-cell>
          <table:table-cell table:formula="oooc:=[.E25]+[.C26]" office:value-type="float" office:value="295.25">
            <text:p>295.25</text:p>
          </table:table-cell>
          <table:table-cell table:formula="oooc:=[.D26]-[.E26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/>
          <table:table-cell table:formula="oooc:=[.D26]+[.B27]" office:value-type="float" office:value="221">
            <text:p>221</text:p>
          </table:table-cell>
          <table:table-cell table:formula="oooc:=[.E26]+[.C27]" office:value-type="float" office:value="295.25">
            <text:p>295.25</text:p>
          </table:table-cell>
          <table:table-cell table:formula="oooc:=[.D27]-[.E27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/>
          <table:table-cell table:formula="oooc:=[.D27]+[.B28]" office:value-type="float" office:value="221">
            <text:p>221</text:p>
          </table:table-cell>
          <table:table-cell table:formula="oooc:=[.E27]+[.C28]" office:value-type="float" office:value="295.25">
            <text:p>295.25</text:p>
          </table:table-cell>
          <table:table-cell table:formula="oooc:=[.D28]-[.E28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/>
          <table:table-cell table:formula="oooc:=[.D28]+[.B29]" office:value-type="float" office:value="221">
            <text:p>221</text:p>
          </table:table-cell>
          <table:table-cell table:formula="oooc:=[.E28]+[.C29]" office:value-type="float" office:value="295.25">
            <text:p>295.25</text:p>
          </table:table-cell>
          <table:table-cell table:formula="oooc:=[.D29]-[.E2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/>
          <table:table-cell table:formula="oooc:=[.D29]+[.B30]" office:value-type="float" office:value="221">
            <text:p>221</text:p>
          </table:table-cell>
          <table:table-cell table:formula="oooc:=[.E29]+[.C30]" office:value-type="float" office:value="295.25">
            <text:p>295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/>
          <table:table-cell table:formula="oooc:=[.D30]+[.B31]" office:value-type="float" office:value="221">
            <text:p>221</text:p>
          </table:table-cell>
          <table:table-cell table:formula="oooc:=[.E30]+[.C31]" office:value-type="float" office:value="295.25">
            <text:p>295.25</text:p>
          </table:table-cell>
          <table:table-cell table:formula="oooc:=[.D31]-[.E31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/>
          <table:table-cell table:formula="oooc:=[.D31]+[.B32]" office:value-type="float" office:value="221">
            <text:p>221</text:p>
          </table:table-cell>
          <table:table-cell table:formula="oooc:=[.E31]+[.C32]" office:value-type="float" office:value="295.25">
            <text:p>295.25</text:p>
          </table:table-cell>
          <table:table-cell table:formula="oooc:=[.D32]-[.E32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/>
          <table:table-cell table:formula="oooc:=[.D32]+[.B33]" office:value-type="float" office:value="221">
            <text:p>221</text:p>
          </table:table-cell>
          <table:table-cell table:formula="oooc:=[.E32]+[.C33]" office:value-type="float" office:value="295.25">
            <text:p>295.25</text:p>
          </table:table-cell>
          <table:table-cell table:formula="oooc:=[.D33]-[.E33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4.8733031674208">
            <text:p>44.87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/>
          <table:table-cell table:formula="oooc:=[.D33]+[.B34]" office:value-type="float" office:value="221">
            <text:p>221</text:p>
          </table:table-cell>
          <table:table-cell table:formula="oooc:=[.E33]+[.C34]" office:value-type="float" office:value="295.25">
            <text:p>295.25</text:p>
          </table:table-cell>
          <table:table-cell table:formula="oooc:=[.D34]-[.E34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4.8733031674208">
            <text:p>44.87</text:p>
          </table:table-cell>
          <table:table-cell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9">
            <text:p>9059</text:p>
          </table:table-cell>
          <table:table-cell table:style-name="Default" table:formula="oooc:=[.D33]/[.J37]" office:value-type="float" office:value="1.01377174813137">
            <text:p>1.01</text:p>
          </table:table-cell>
          <table:table-cell table:formula="oooc:=[.E37]/[.I33]" office:value-type="float" office:value="201.879499848745">
            <text:p>201.88</text:p>
          </table:table-cell>
          <table:table-cell table:style-name="ce1" table:formula="oooc:=TODAY()+([.G37]/[.F37])" office:value-type="date" office:date-value="2009-03-03T03:17:19.803469">
            <text:p>03/03/09</text:p>
          </table:table-cell>
          <table:table-cell/>
          <table:table-cell table:style-name="ce3" table:formula="oooc:=DAYS(NOW();[January.A4])" office:value-type="float" office:value="217.997789351852">
            <text:p>218</text:p>
          </table:table-cell>
        </table:table-row>
      </table:table>
      <table:table table:name="July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1.00459184952018">
            <text:p>1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3-02T20:15:12.235389">
            <text:p>03/02/09</text:p>
          </table:table-cell>
          <table:table-cell/>
          <table:table-cell table:style-name="ce3" table:formula="oooc:=DAYS(NOW();[January.A4])" office:value-type="float" office:value="217.998981481483">
            <text:p>218</text:p>
          </table:table-cell>
        </table:table-row>
      </table:table>
      <table:table table:name="May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895646386387288">
            <text:p>0.9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4-06T05:12:34.024433">
            <text:p>04/06/09</text:p>
          </table:table-cell>
          <table:table-cell/>
          <table:table-cell table:style-name="ce3" table:formula="oooc:=DAYS(NOW();[January.A4])" office:value-type="float" office:value="217.998981481483">
            <text:p>218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677755460121494">
            <text:p>0.68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3-28T06:58:31.1401">
            <text:p>03/28/09</text:p>
          </table:table-cell>
          <table:table-cell/>
          <table:table-cell table:style-name="ce3" table:formula="oooc:=DAYS(NOW();[January.A4])" office:value-type="float" office:value="217.998981481483">
            <text:p>218</text:p>
          </table:table-cell>
        </table:table-row>
      </table:table>
      <table:table table:name="March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8-16T23:58:32">
            <text:p>08/16/08</text:p>
          </table:table-cell>
          <table:table-cell table:formula="oooc:=DAYS(NOW();1/1/8)" office:value-type="float" office:value="39676.8739814815">
            <text:p>39676.87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439222235577889">
            <text:p>0.44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10-18T21:58:26.321236">
            <text:p>10/18/09</text:p>
          </table:table-cell>
          <table:table-cell/>
          <table:table-cell table:style-name="ce3" table:formula="oooc:=DAYS(NOW();[January.A4])" office:value-type="float" office:value="217.998981481483">
            <text:p>218</text:p>
          </table:table-cell>
          <table:table-cell table:number-columns-repeated="4"/>
        </table:table-row>
      </table:table>
      <table:table table:name="February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6">08/16/2008</text:date>, <text:time>23:5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8-16T23:58:31</dc:date>
    <meta:editing-cycles>174</meta:editing-cycles>
    <meta:editing-duration>P9DT3H43M4S</meta:editing-duration>
    <meta:user-defined meta:name="Info 1"/>
    <meta:user-defined meta:name="Info 2"/>
    <meta:user-defined meta:name="Info 3"/>
    <meta:user-defined meta:name="Info 4"/>
    <meta:document-statistic meta:table-count="8" meta:cell-count="2516"/>
  </office:meta>
</office:document-meta>
</file>